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" svg:font-family="Roboto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f053" officeooo:paragraph-rsid="000cf053" style:font-weight-asian="bold" style:font-weight-complex="bold"/>
    </style:style>
    <style:style style:name="P2" style:family="paragraph" style:parent-style-name="Standard">
      <style:text-properties fo:font-weight="bold" officeooo:rsid="001e8aff" officeooo:paragraph-rsid="001e8aff" style:font-weight-asian="bold" style:font-weight-complex="bold"/>
    </style:style>
    <style:style style:name="P3" style:family="paragraph" style:parent-style-name="Standard">
      <style:text-properties fo:font-weight="bold" officeooo:rsid="001f13ba" officeooo:paragraph-rsid="001f13ba" style:font-weight-asian="bold" style:font-weight-complex="bold"/>
    </style:style>
    <style:style style:name="P4" style:family="paragraph" style:parent-style-name="Standard">
      <style:text-properties officeooo:rsid="001e8aff" officeooo:paragraph-rsid="001e8aff"/>
    </style:style>
    <style:style style:name="P5" style:family="paragraph" style:parent-style-name="Standard">
      <style:text-properties officeooo:rsid="001e8aff" officeooo:paragraph-rsid="001f13ba"/>
    </style:style>
    <style:style style:name="P6" style:family="paragraph" style:parent-style-name="Standard">
      <style:text-properties officeooo:rsid="001f13ba" officeooo:paragraph-rsid="001f13ba"/>
    </style:style>
    <style:style style:name="P7" style:family="paragraph" style:parent-style-name="Standard">
      <style:text-properties officeooo:rsid="0020c75e" officeooo:paragraph-rsid="0020c75e"/>
    </style:style>
    <style:style style:name="T1" style:family="text">
      <style:text-properties officeooo:rsid="001f13ba"/>
    </style:style>
    <style:style style:name="T2" style:family="text">
      <style:text-properties officeooo:rsid="001fe3ad"/>
    </style:style>
    <style:style style:name="T3" style:family="text">
      <style:text-properties officeooo:rsid="0020c75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8122"/>
    </style:style>
    <style:style style:name="T6" style:family="text">
      <style:text-properties officeooo:rsid="00246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ll IoT Devices</text:p>
      <text:p text:style-name="P1"/>
      <text:p text:style-name="P5">Well finally time to bite the bullet and see how low we can go in terms of supporting small IoT devices. <text:span text:style-name="T1">But first to make things easier I went through the root CA certificates and use a compiler option to only include the most popular “top ten” CAs. When I went through them all I found lots of rather strange ones which I suspect are rarely used. My choice of most popular ones will </text:span><text:span text:style-name="T6">obviously </text:span><text:span text:style-name="T1">have to be refined later on. One thing I did notice – no Arab CAs? Might be an idea for some-one in Abu Dhabi to set up such a CA – there will always be a cryptographic need for some sort of “root of trust”, </text:span><text:span text:style-name="T2">even if its not cla</text:span><text:span text:style-name="T3">s</text:span><text:span text:style-name="T2">sic PKI</text:span><text:span text:style-name="T1">. </text:span><text:span text:style-name="T3">I noticed that t</text:span><text:span text:style-name="T1">here were lots of what I might call “national” CAs. There is even a Catalonian CA – Marc will be pleased.</text:span></text:p>
      <text:p text:style-name="P5"/>
      <text:p text:style-name="P5">I have a couple of candidate <text:span text:style-name="T1">devices to hand, </text:span><text:span text:style-name="T5">both of which support their own independent </text:span><text:span text:style-name="T6">W</text:span><text:span text:style-name="T5">i</text:span><text:span text:style-name="T6">F</text:span><text:span text:style-name="T5">i.</text:span></text:p>
      <text:p text:style-name="P4"/>
      <text:p text:style-name="P4"/>
      <text:p text:style-name="P3">ESP32</text:p>
      <text:p text:style-name="P4"/>
      <text:p text:style-name="P4">First up is the ESP32 board, <text:span text:style-name="T3">the one I have been waving around at recent meetings</text:span>. Generously endowed with 4M of ROM and 512K of RAM, it uses an Xtensa LX6 processor, and can be clocked from 20MHz to 240Mz. I choose 40MHz. The LX6 processor has a pretty good integer multiplication instruction – a good indicator of how fast the <text:span text:style-name="T6">public key </text:span>crypto will be.</text:p>
      <text:p text:style-name="P4"/>
      <text:p text:style-name="P4">This board also boasts a FREERTOS operating system, which takes up a lot of ROM space (630K) <text:s/>and a small amount of RAM. <text:span text:style-name="T1">The TLS client takes up a further 244K bytes of ROM. The overall RAM requirement is for 26K of RAM.</text:span></text:p>
      <text:p text:style-name="P4"/>
      <text:p text:style-name="P6">The client is impressively fast. But rather than give timings, its best to do a live demo, which I will do at our next meeting. I suspect that the crypto takes up only a small percentage of the <text:span text:style-name="T5">overall </text:span>time – its most I/O.</text:p>
      <text:p text:style-name="P6"/>
      <text:p text:style-name="P6"/>
      <text:p text:style-name="P3">Arduino Nano 33 IoT</text:p>
      <text:p text:style-name="P6"/>
      <text:p text:style-name="P6">This is a much feebler device. It uses an ARM M0+ processor which has a hopeless multiply instruction. <text:span text:style-name="T3">Its the least powerful processor in the ARM range. </text:span>The board has 256K of ROM and 32K of RAM, <text:span text:style-name="T5">and is physically less than half the size of the ESP32.</text:span> The TLS client takes 196K of ROM, and the 32K RAM is <text:span text:style-name="T6">sufficient</text:span>. This time there is no operating system overhead.</text:p>
      <text:p text:style-name="P6"/>
      <text:p text:style-name="P7">Again it is surprisingly fast, especially considering that it is doing a full handshake followed by a resumption. </text:p>
      <text:p text:style-name="P7"/>
      <text:p text:style-name="P7">Based on this experience I suspect that performance of the crypto on the client side is unlikely to be of critical importance. </text:p>
      <text:p text:style-name="P7"/>
      <text:p text:style-name="P7"/>
      <text:p text:style-name="P7"><text:span text:style-name="T4">Idea</text:span> </text:p>
      <text:p text:style-name="P7"/>
      <text:p text:style-name="P7">Maybe we should open source the client, and close source the server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" svg:font-family="Roboto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1T13:37:15.738000000</meta:creation-date>
    <dc:date>2021-02-10T15:06:08.601000000</dc:date>
    <meta:editing-duration>PT12H32M53S</meta:editing-duration>
    <meta:editing-cycles>15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13" meta:word-count="445" meta:character-count="2365" meta:non-whitespace-character-count="1924"/>
  </office:meta>
</office:document-meta>
</file>